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ong" style:family="table">
      <style:table-properties style:width="20.394cm" fo:margin-left="-0.855cm" table:align="left"/>
    </style:style>
    <style:style style:name="song.A" style:family="table-column">
      <style:table-column-properties style:column-width="5.495cm"/>
    </style:style>
    <style:style style:name="song.B" style:family="table-column">
      <style:table-column-properties style:column-width="4.703cm"/>
    </style:style>
    <style:style style:name="song.C" style:family="table-column">
      <style:table-column-properties style:column-width="5.108cm"/>
    </style:style>
    <style:style style:name="song.D" style:family="table-column">
      <style:table-column-properties style:column-width="5.089cm"/>
    </style:style>
    <style:style style:name="song.1" style:family="table-row">
      <style:table-row-properties style:min-row-height="0.102cm"/>
    </style:style>
    <style:style style:name="song.A1" style:family="table-cell">
      <style:table-cell-properties fo:padding="0.097cm" fo:border-left="0.05pt solid #000000" fo:border-right="none" fo:border-top="0.05pt solid #000000" fo:border-bottom="0.05pt solid #000000"/>
    </style:style>
    <style:style style:name="song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94b48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aae9c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bfac3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dd108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rsid="00194b48" officeooo:paragraph-rsid="00194b48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194b48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049b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194d7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1cdcf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paragraph-rsid="0024902b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font-weight="normal" officeooo:rsid="00264f36" officeooo:paragraph-rsid="00264f36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fo:font-weight="normal" officeooo:rsid="001aae9c" officeooo:paragraph-rsid="001aae9c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font-style="normal" fo:font-weight="normal" officeooo:paragraph-rsid="001aae9c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italic" fo:font-weight="normal" officeooo:paragraph-rsid="001aae9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italic" fo:font-weight="normal" officeooo:rsid="001aae9c" officeooo:paragraph-rsid="001aae9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normal" fo:font-weight="normal" officeooo:rsid="001aae9c" officeooo:paragraph-rsid="001aae9c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color="#222222" style:font-name="Times New Roman" fo:font-size="10pt" fo:letter-spacing="normal" fo:font-style="normal" fo:font-weight="normal" officeooo:rsid="002194d7" officeooo:paragraph-rsid="002194d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fo:font-variant="normal" fo:text-transform="none" fo:color="#222222" fo:letter-spacing="normal" fo:font-style="normal" officeooo:rsid="00194b48"/>
    </style:style>
    <style:style style:name="T3" style:family="text">
      <style:text-properties fo:font-variant="normal" fo:text-transform="none" fo:color="#222222" fo:letter-spacing="normal" fo:font-style="normal" officeooo:rsid="001aae9c"/>
    </style:style>
    <style:style style:name="T4" style:family="text">
      <style:text-properties fo:font-variant="normal" fo:text-transform="none" fo:color="#222222" fo:letter-spacing="normal" fo:font-style="normal" officeooo:rsid="001bfac3"/>
    </style:style>
    <style:style style:name="T5" style:family="text">
      <style:text-properties fo:font-variant="normal" fo:text-transform="none" fo:color="#222222" fo:letter-spacing="normal" fo:font-style="normal" officeooo:rsid="001d67d7"/>
    </style:style>
    <style:style style:name="T6" style:family="text">
      <style:text-properties fo:font-variant="normal" fo:text-transform="none" fo:color="#222222" fo:letter-spacing="normal" fo:font-style="normal" officeooo:rsid="001e8b79"/>
    </style:style>
    <style:style style:name="T7" style:family="text">
      <style:text-properties fo:font-variant="normal" fo:text-transform="none" fo:color="#222222" fo:letter-spacing="normal" fo:font-style="normal" officeooo:rsid="001f7e86"/>
    </style:style>
    <style:style style:name="T8" style:family="text">
      <style:text-properties fo:font-variant="normal" fo:text-transform="none" fo:color="#222222" fo:letter-spacing="normal" fo:font-style="normal" officeooo:rsid="00200d7e"/>
    </style:style>
    <style:style style:name="T9" style:family="text">
      <style:text-properties fo:font-variant="normal" fo:text-transform="none" fo:color="#222222" fo:letter-spacing="normal" fo:font-style="normal" officeooo:rsid="002049b9"/>
    </style:style>
    <style:style style:name="T10" style:family="text">
      <style:text-properties fo:font-variant="normal" fo:text-transform="none" fo:color="#222222" fo:letter-spacing="normal" fo:font-style="normal" officeooo:rsid="002194d7"/>
    </style:style>
    <style:style style:name="T11" style:family="text">
      <style:text-properties fo:font-variant="normal" fo:text-transform="none" fo:color="#222222" fo:letter-spacing="normal" fo:font-style="normal" officeooo:rsid="0021cdcf"/>
    </style:style>
    <style:style style:name="T12" style:family="text">
      <style:text-properties fo:font-variant="normal" fo:text-transform="none" fo:color="#222222" fo:letter-spacing="normal" fo:font-style="normal" officeooo:rsid="00225258"/>
    </style:style>
    <style:style style:name="T13" style:family="text">
      <style:text-properties fo:font-variant="normal" fo:text-transform="none" fo:color="#222222" fo:letter-spacing="normal" fo:font-style="normal" officeooo:rsid="0023901f"/>
    </style:style>
    <style:style style:name="T14" style:family="text">
      <style:text-properties fo:color="#222222" fo:letter-spacing="normal" fo:font-style="italic"/>
    </style:style>
    <style:style style:name="T15" style:family="text">
      <style:text-properties fo:color="#222222" fo:letter-spacing="normal" fo:font-style="italic" officeooo:rsid="001dd108"/>
    </style:style>
    <style:style style:name="T16" style:family="text">
      <style:text-properties officeooo:rsid="00194b48"/>
    </style:style>
    <style:style style:name="T17" style:family="text">
      <style:text-properties officeooo:rsid="001aae9c"/>
    </style:style>
    <style:style style:name="T18" style:family="text">
      <style:text-properties officeooo:rsid="001bfac3"/>
    </style:style>
    <style:style style:name="T19" style:family="text">
      <style:text-properties officeooo:rsid="001f7e86"/>
    </style:style>
    <style:style style:name="T20" style:family="text">
      <style:text-properties officeooo:rsid="002194d7"/>
    </style:style>
    <style:style style:name="T21" style:family="text">
      <style:text-properties officeooo:rsid="00225258"/>
    </style:style>
    <style:style style:name="T22" style:family="text">
      <style:text-properties officeooo:rsid="0023901f"/>
    </style:style>
    <style:style style:name="T23" style:family="text">
      <style:text-properties officeooo:rsid="00264f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ong" table:style-name="song">
        <table:table-column table:style-name="song.A"/>
        <table:table-column table:style-name="song.B"/>
        <table:table-column table:style-name="song.C"/>
        <table:table-column table:style-name="song.D"/>
        <table:table-row table:style-name="song.1">
          <table:table-cell table:style-name="song.A1" office:value-type="string">
            <text:p text:style-name="P4"><text:span text:style-name="T1">Hej, tam gdzieś z nad czarnej wody</text:span><text:line-break/><text:span text:style-name="T1">Wsiada na koń kozak młody.</text:span><text:line-break/><text:span text:style-name="T1">Czule żegna się z dziewczyną,</text:span><text:line-break/><text:span text:style-name="T1">Jeszcze czulej z Ukrainą.</text:span><text:line-break/><text:line-break/><text:span text:style-name="T15">Chór:</text:span><text:line-break/><text:span text:style-name="T1">Hej, hej, hej sokoły</text:span><text:line-break/><text:span text:style-name="T1">Omijajcie góry, lasy, doły.</text:span><text:line-break/><text:span text:style-name="T1">Dzwoń, dzwoń, dzwoń dzwoneczku,</text:span><text:line-break/><text:span text:style-name="T1">Mój stepowy skowroneczku.</text:span><text:line-break/><text:line-break/><text:span text:style-name="T1">Wiele dziewcząt jest na świecie,</text:span><text:line-break/><text:span text:style-name="T1">Lecz najwięcej w Ukrainie.</text:span><text:line-break/><text:span text:style-name="T1">Tam me serce pozostało,</text:span><text:line-break/><text:span text:style-name="T1">Przy kochanej mej dziewczynie.</text:span><text:line-break/><text:line-break/><text:span text:style-name="T14">(</text:span><text:span text:style-name="T15">Chór</text:span><text:span text:style-name="T14">)</text:span><text:line-break/><text:line-break/><text:span text:style-name="T1">Ona biedna tam została,</text:span><text:line-break/><text:span text:style-name="T1">Przepióreczka moja mała,</text:span><text:line-break/><text:span text:style-name="T1">A ja tutaj w obcej stronie</text:span><text:line-break/><text:span text:style-name="T1">Dniem i nocą tęsknię do niej.</text:span><text:line-break/><text:line-break/><text:span text:style-name="T14">(</text:span><text:span text:style-name="T15">Chór</text:span><text:span text:style-name="T14">)</text:span><text:line-break/><text:line-break/><text:span text:style-name="T1">Żal, żal za dziewczyną,</text:span><text:line-break/><text:span text:style-name="T1">Za zieloną Ukrainą,</text:span><text:line-break/><text:span text:style-name="T1">Żal, żal serce płacze,</text:span><text:line-break/><text:span text:style-name="T1">Już jej więcej nie zobaczę.</text:span><text:line-break/><text:line-break/><text:span text:style-name="T14">(</text:span><text:span text:style-name="T15">Chór</text:span><text:span text:style-name="T14">)</text:span><text:line-break/><text:line-break/><text:span text:style-name="T1">Wina, wina, wina dajcie,</text:span><text:line-break/><text:span text:style-name="T1">A jak umrę pochowajcie</text:span><text:line-break/><text:span text:style-name="T1">Na zielonej Ukrainie</text:span><text:line-break/><text:span text:style-name="T1">Przy kochanej mej dziewczynie.</text:span></text:p>
          </table:table-cell>
          <table:table-cell table:style-name="song.A1" office:value-type="string">
            <text:p text:style-name="P1"><text:span text:style-name="T1">Гей, десь там, де чорні води,</text:span><text:line-break/><text:span text:style-name="T1">Сів на коня козак молодий.</text:span><text:line-break/><text:span text:style-name="T1">Плаче молода дівчина,</text:span><text:line-break/><text:span text:style-name="T1">Їде козак з України.</text:span><text:line-break/><text:line-break/><text:span text:style-name="T14">Приспів:</text:span><text:line-break/><text:span text:style-name="T1">Гей! Гей! Гей, соколи!</text:span><text:line-break/><text:span text:style-name="T1">Оминайте гори, ліси, доли.</text:span><text:line-break/><text:span text:style-name="T1">Дзвін, дзвін, дзвін, дзвіночку,</text:span><text:line-break/><text:span text:style-name="T1">Степовий жайвороночку</text:span><text:line-break/></text:p>
            <text:p text:style-name="P5">Гарних дiвчин пребагато,</text:p>
            <text:p text:style-name="P1"><text:span text:style-name="T16">Але кращi в Укра</text:span><text:span text:style-name="T2">їні</text:span></text:p>
            <text:p text:style-name="P2"><text:span text:style-name="T2">М</text:span><text:span text:style-name="T3">оє серце залишилось</text:span></text:p>
            <text:p text:style-name="P12">У коханої дiвчини</text:p>
            <text:p text:style-name="P12"/>
            <text:p text:style-name="P14">(Приспів)</text:p>
            <text:p text:style-name="P14"/>
            <text:p text:style-name="P17">Зосталася в рiднiм краї</text:p>
            <text:p text:style-name="P16">Перепiлонька малая</text:p>
            <text:p text:style-name="P16">А я тут, i на чужинi</text:p>
            <text:p text:style-name="P16">Вдень i внiчку серце стине</text:p>
            <text:p text:style-name="P16"/>
            <text:p text:style-name="P15">(Приспів)</text:p>
            <text:p text:style-name="P2"><text:line-break/><text:span text:style-name="T1">Жаль, жаль за милою,</text:span><text:line-break/><text:span text:style-name="T1">За рідною стороною.</text:span><text:line-break/><text:span text:style-name="T1">Жаль, жаль серце плаче,</text:span><text:line-break/><text:span text:style-name="T1">Більше її не побачу.</text:span><text:line-break/><text:line-break/><text:span text:style-name="T14">(Приспів)</text:span><text:line-break/><text:line-break/><text:span text:style-name="T1">Меду, вина наливайте</text:span><text:line-break/><text:span text:style-name="T1">Як загину поховайте</text:span><text:line-break/><text:span text:style-name="T1">На </text:span><text:span text:style-name="T5">зеленiй</text:span><text:span text:style-name="T1"> Україні</text:span><text:line-break/><text:span text:style-name="T1">Коло милої дівчини.</text:span></text:p>
          </table:table-cell>
          <table:table-cell table:style-name="song.A1" office:value-type="string">
            <text:p text:style-name="P2"><text:span text:style-name="T1">Гэй, над рэчкай, над чарненькай</text:span><text:line-break/><text:span text:style-name="T1">Сядлаў коня казачэнька,</text:span><text:line-break/><text:span text:style-name="T1">Развітаўся ён з дзяўчынай,</text:span><text:line-break/><text:span text:style-name="T1">Ды </text:span><text:span text:style-name="T6">з каханай</text:span><text:span text:style-name="T1"> Украінай.</text:span><text:line-break/><text:line-break/><text:span text:style-name="T14">Прыпеў:</text:span><text:line-break/><text:span text:style-name="T1">Гэй, гэй, гэй саколы,</text:span><text:line-break/><text:span text:style-name="T1">Абмінайце горы, лясы, долы.</text:span><text:line-break/><text:span text:style-name="T1">Звон, звон, звон званочак,</text:span><text:line-break/><text:span text:style-name="T1">Мой стэповы жаўраночак.</text:span></text:p>
            <text:p text:style-name="P13"/>
            <text:p text:style-name="P12">Шмат дзяўчат на гэтым свеце,</text:p>
            <text:p text:style-name="P12">Але лепшы – з Украiны</text:p>
            <text:p text:style-name="P12">Маё сэрца засталося</text:p>
            <text:p text:style-name="P2"><text:span text:style-name="T3">Там, каля маёй дзяўчыны</text:span><text:line-break/><text:line-break/><text:span text:style-name="T14">(Прыпеў)</text:span><text:line-break/></text:p>
            <text:p text:style-name="P2"><text:span text:style-name="T1">Засталася ў любым краі</text:span><text:line-break/><text:span text:style-name="T1">Перапёлачка малая,</text:span><text:line-break/><text:span text:style-name="T1">А я тут, мне на чужбіне</text:span><text:line-break/><text:span text:style-name="T17">Днём i ноччу</text:span><text:span text:style-name="T1"> сэрца стыне.</text:span><text:line-break/><text:line-break/><text:span text:style-name="T14">(Прыпеў)</text:span></text:p>
            <text:p text:style-name="P3"><text:line-break/><text:span text:style-name="T18">Я сумую</text:span><text:span text:style-name="T1"> па дзяўчыне,</text:span><text:line-break/><text:span text:style-name="T1">Па зялёнай Украіне.</text:span><text:line-break/><text:span text:style-name="T18">Я сумую</text:span><text:span text:style-name="T1">, сэрца плача,</text:span><text:line-break/><text:span text:style-name="T1">Жаль, яе </text:span><text:span text:style-name="T4">я</text:span><text:span text:style-name="T1"> не ўбач</text:span><text:span text:style-name="T4">у</text:span><text:span text:style-name="T1">.</text:span><text:line-break/><text:line-break/><text:span text:style-name="T14">(Прыпеў)</text:span><text:line-break/><text:line-break/><text:span text:style-name="T1">Мёду, мёду, мёду дайце,</text:span><text:line-break/><text:span text:style-name="T1">А памру, дык пахавайце,</text:span><text:line-break/><text:span text:style-name="T1">На зялёнай Украіне,</text:span><text:line-break/><text:span text:style-name="T1">Пры каханай мне дзяўчыне.</text:span></text:p>
          </table:table-cell>
          <table:table-cell table:style-name="song.D1" office:value-type="string">
            <text:p text:style-name="P7"><text:span text:style-name="T1">Где-то там, </text:span><text:span text:style-name="T9">где чёрны воды,</text:span></text:p>
            <text:p text:style-name="P8"><text:span text:style-name="T9">Сел на коня казак молодый,</text:span><text:line-break/><text:span text:style-name="T7">Попрощался он с любимой</text:span><text:line-break/><text:span text:style-name="T19">И </text:span><text:span text:style-name="T1">с </text:span><text:span text:style-name="T8">цветущей </text:span><text:span text:style-name="T1">Украиной.</text:span><text:line-break/><text:line-break/><text:span text:style-name="T14">Припев:</text:span><text:line-break/><text:span text:style-name="T1">Гей! Гей! Гей, соколы,</text:span><text:line-break/><text:span text:style-name="T1">Облетайте </text:span><text:span text:style-name="T5">поля, леса и горы</text:span><text:span text:style-name="T1">.</text:span><text:line-break/><text:span text:style-name="T5">И звени, звени, звени, звоночек,</text:span><text:line-break/><text:span text:style-name="T1">Мой степной жавороночек.</text:span><text:line-break/><text:line-break/>!<text:span text:style-name="T1">Много девушек на свете,</text:span><text:line-break/>!<text:span text:style-name="T1">Но лучшие на Украине.</text:span><text:line-break/><text:span text:style-name="T20">Моё сердце там осталось,</text:span></text:p>
            <text:p text:style-name="P9"><text:span text:style-name="T10">У желанной, у любимой</text:span><text:span text:style-name="T1">.</text:span><text:line-break/><text:line-break/><text:span text:style-name="T14">(Припев)</text:span><text:line-break/><text:line-break/><text:span text:style-name="T11">В Украине ты осталась,</text:span></text:p>
            <text:p text:style-name="P9"><text:span text:style-name="T11">Моё солнце, моя радость,</text:span><text:line-break/><text:span text:style-name="T1">А я тут, </text:span><text:span text:style-name="T11">в чужой сторонке</text:span></text:p>
            <text:p text:style-name="P10"><text:span text:style-name="T11">Всё тоскую </text:span><text:span text:style-name="T13">п</text:span><text:span text:style-name="T11">о девчонке.</text:span><text:line-break/><text:line-break/><text:span text:style-name="T14">(Припев)</text:span><text:line-break/><text:line-break/><text:span text:style-name="T13">Я скучаю по любимой</text:span><text:line-break/><text:span text:style-name="T22">По</text:span><text:span text:style-name="T1"> зелёной Украин</text:span><text:span text:style-name="T13">е</text:span><text:span text:style-name="T1">,</text:span><text:line-break/><text:span text:style-name="T23">Покоряюсь сердца зову</text:span></text:p>
            <text:p text:style-name="P11">Но не встретить мне их снова.</text:p>
            <text:p text:style-name="P10"><text:line-break/><text:span text:style-name="T14">(Припев)</text:span><text:line-break/><text:line-break/><text:span text:style-name="T12">Мёду, мёду наливайте,</text:span><text:line-break/><text:span text:style-name="T12">А умру – так закопайте</text:span><text:line-break/><text:span text:style-name="T1">На зелёной Украине</text:span><text:line-break/><text:span text:style-name="T12">При желанной, при любимой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7cm" fo:margin-bottom="2cm" fo:margin-left="1.282cm" fo:margin-right="2.0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57:47.330243292</meta:creation-date>
    <dc:date>2017-09-17T19:06:25.316480945</dc:date>
    <meta:editing-duration>PT18M3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402" meta:character-count="2484" meta:non-whitespace-character-count="2079"/>
  </office:meta>
</office:document-meta>
</file>